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38502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0192" calcext:value-type="float">
            <text:p>56.4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502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3928" calcext:value-type="float">
            <text:p>56.5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502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3304" calcext:value-type="float">
            <text:p>56.1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502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9752" calcext:value-type="float">
            <text:p>56.6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502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8392" calcext:value-type="float">
            <text:p>57.2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502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502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8248" calcext:value-type="float">
            <text:p>56.8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502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1968" calcext:value-type="float">
            <text:p>56.1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502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1112" calcext:value-type="float">
            <text:p>56.1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502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502</text:p>
          </table:table-cell>
          <table:table-cell office:value-type="string" calcext:value-type="string">
            <text:p>201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8624" calcext:value-type="float">
            <text:p>56.8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502</text:p>
          </table:table-cell>
          <table:table-cell office:value-type="string" calcext:value-type="string">
            <text:p>201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3824" calcext:value-type="float">
            <text:p>56.5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502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3136" calcext:value-type="float">
            <text:p>56.3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502</text:p>
          </table:table-cell>
          <table:table-cell office:value-type="string" calcext:value-type="string">
            <text:p>201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502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502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